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244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2.1953in"/>
    </style:style>
    <style:style style:name="co5" style:family="table-column">
      <style:table-column-properties fo:break-before="auto" style:column-width="2.0445in"/>
    </style:style>
    <style:style style:name="co6" style:family="table-column">
      <style:table-column-properties fo:break-before="auto" style:column-width="1.9154in"/>
    </style:style>
    <style:style style:name="co7" style:family="table-column">
      <style:table-column-properties fo:break-before="auto" style:column-width="2.9807in"/>
    </style:style>
    <style:style style:name="co8" style:family="table-column">
      <style:table-column-properties fo:break-before="auto" style:column-width="0.5055in"/>
    </style:style>
    <style:style style:name="co9" style:family="table-column">
      <style:table-column-properties fo:break-before="auto" style:column-width="2.1634in"/>
    </style:style>
    <style:style style:name="co10" style:family="table-column">
      <style:table-column-properties fo:break-before="auto" style:column-width="1.8402in"/>
    </style:style>
    <style:style style:name="co11" style:family="table-column">
      <style:table-column-properties fo:break-before="auto" style:column-width="1.5201in"/>
    </style:style>
    <style:style style:name="co12" style:family="table-column">
      <style:table-column-properties fo:break-before="auto" style:column-width="1.3047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00000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wrap-option="wrap" fo:border="0.0008in solid #000000"/>
    </style:style>
    <style:style style:name="ce3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6" style:family="table-cell" style:parent-style-name="Default">
      <style:table-cell-properties fo:background-color="#000000" style:text-align-source="fix" style:repeat-content="false" fo:border="0.0008in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b3b3b3" fo:border="0.0008in solid #000000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 style:data-style-name="N50">
      <style:table-cell-properties fo:border="0.0008in solid #000000"/>
    </style:style>
    <style:style style:name="ce10" style:family="table-cell" style:parent-style-name="Default">
      <style:table-cell-properties fo:border="0.0008in solid #000000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7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number-columns-repeated="1011" table:default-cell-style-name="ce8"/>
        <table:table-row table:style-name="ro1">
          <table:table-cell table:style-name="ce1" office:value-type="string">
            <text:p>Session Name</text:p>
          </table:table-cell>
          <table:table-cell table:style-name="ce1" office:value-type="string">
            <text:p>Speakers</text:p>
          </table:table-cell>
          <table:table-cell table:style-name="ce4" office:value-type="string">
            <text:p>Rate the delivery of this presentation.</text:p>
          </table:table-cell>
          <table:table-cell table:style-name="ce4" office:value-type="string">
            <text:p>I learned something that I can apply to future projects.</text:p>
          </table:table-cell>
          <table:table-cell table:style-name="ce4" office:value-type="string">
            <text:p>The level of technical info met my expectations.</text:p>
          </table:table-cell>
          <table:table-cell table:style-name="ce4" office:value-type="string">
            <text:p>The content was relevant and compelling.</text:p>
          </table:table-cell>
          <table:table-cell table:style-name="ce1" office:value-type="string">
            <text:p>Comments</text:p>
          </table:table-cell>
          <table:table-cell table:style-name="ce6"/>
          <table:table-cell table:style-name="ce6" office:value-type="string">
            <text:p>Job Title</text:p>
          </table:table-cell>
          <table:table-cell table:style-name="ce6" office:value-type="string">
            <text:p>Company Name</text:p>
          </table:table-cell>
          <table:table-cell table:style-name="ce6" office:value-type="string">
            <text:p>Room Name</text:p>
          </table:table-cell>
          <table:table-cell table:style-name="ce6" office:value-type="string">
            <text:p>Start Time</text:p>
          </table:table-cell>
          <table:table-cell table:style-name="ce6" office:value-type="string">
            <text:p>End Time</text:p>
          </table:table-cell>
          <table:table-cell table:style-name="ce10" table:number-columns-repeated="1007"/>
          <table:table-cell table:number-columns-repeated="4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ore tech details would be helpful</text:p>
          </table:table-cell>
          <table:table-cell/>
          <table:table-cell office:value-type="string">
            <text:p>software enginner</text:p>
          </table:table-cell>
          <table:table-cell office:value-type="string">
            <text:p>charles river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3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oo executive summary centric. <text:s/>need more details. what differentials rules&gt; how are the impl?</text:p>
          </table:table-cell>
          <table:table-cell/>
          <table:table-cell office:value-type="string">
            <text:p>telematics engineer</text:p>
          </table:table-cell>
          <table:table-cell office:value-type="string">
            <text:p>responsellc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chief architect</text:p>
          </table:table-cell>
          <table:table-cell office:value-type="string">
            <text:p>nyuredft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computing engineer</text:p>
          </table:table-cell>
          <table:table-cell office:value-type="string">
            <text:p>telefonica mouiles mexico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veloper</text:p>
          </table:table-cell>
          <table:table-cell office:value-type="string">
            <text:p>Sparbank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veloper</text:p>
          </table:table-cell>
          <table:table-cell office:value-type="string">
            <text:p>demoder market basket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string">
            <text:p>Director</text:p>
          </table:table-cell>
          <table:table-cell office:value-type="string">
            <text:p>Bee Software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Executive Architect</text:p>
          </table:table-cell>
          <table:table-cell office:value-type="string">
            <text:p>IBM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IT Director</text:p>
          </table:table-cell>
          <table:table-cell office:value-type="string">
            <text:p>Ministerio del Interior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IT Manager</text:p>
          </table:table-cell>
          <table:table-cell office:value-type="string">
            <text:p>ING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MAnager Application Dev</text:p>
          </table:table-cell>
          <table:table-cell office:value-type="string">
            <text:p>CFNA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ulticentral architet</text:p>
          </table:table-cell>
          <table:table-cell office:value-type="string">
            <text:p>banco security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lease Engineer</text:p>
          </table:table-cell>
          <table:table-cell office:value-type="string">
            <text:p>CIDC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seffe de projectos</text:p>
          </table:table-cell>
          <table:table-cell office:value-type="string">
            <text:p>banco estado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office:value-type="string">
            <text:p>Senior it architect</text:p>
          </table:table-cell>
          <table:table-cell office:value-type="string">
            <text:p>Swedish migration board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office:value-type="string">
            <text:p>Senior Programmer Analyst</text:p>
          </table:table-cell>
          <table:table-cell office:value-type="string">
            <text:p>The Clarks Companies, N.A.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Software architect</text:p>
          </table:table-cell>
          <table:table-cell office:value-type="string">
            <text:p>Children's Hospital Boston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solutions architect</text:p>
          </table:table-cell>
          <table:table-cell office:value-type="string">
            <text:p>ips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office:value-type="string">
            <text:p>solutions architect</text:p>
          </table:table-cell>
          <table:table-cell office:value-type="string">
            <text:p>Red hat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office:value-type="string">
            <text:p>sr software engineer</text:p>
          </table:table-cell>
          <table:table-cell office:value-type="string">
            <text:p>red hat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upport manager</text:p>
          </table:table-cell>
          <table:table-cell office:value-type="string">
            <text:p>anbima-brasil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Team Lead</text:p>
          </table:table-cell>
          <table:table-cell office:value-type="string">
            <text:p>RIM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2">
          <table:table-cell office:value-type="string">
            <text:p>Pioneering a Path to the Future with JBoss BPM</text:p>
          </table:table-cell>
          <table:table-cell table:style-name="ce3" office:value-type="string">
            <text:p>Michel de Blok - SNS Bank, Eric Schabell - Red Hat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anco estado</text:p>
          </table:table-cell>
          <table:table-cell office:value-type="string">
            <text:p>Cambridge Complex</text:p>
          </table:table-cell>
          <table:table-cell table:style-name="ce9" office:value-type="date" office:date-value="2011-05-05T10:20:00">
            <text:p>05/05/11 10:20 AM</text:p>
          </table:table-cell>
          <table:table-cell table:style-name="ce9" office:value-type="date" office:date-value="2011-05-05T11:20:00">
            <text:p>05/05/11 11:20 AM</text:p>
          </table:table-cell>
          <table:table-cell table:number-columns-repeated="1011"/>
        </table:table-row>
        <table:table-row table:style-name="ro4" table:number-rows-repeated="6551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A2:Sheet1.AMJ653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05/16/2011</text:date>, <text:time>11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6T11:30:33</dc:date>
    <dc:creator>Leigh Blaylock</dc:creator>
    <meta:generator>OpenOffice.org/3.2$Unix OpenOffice.org_project/320m19$Build-9505</meta:generator>
    <meta:editing-duration>PT03H18M02S</meta:editing-duration>
    <meta:editing-cycles>39</meta:editing-cycles>
    <meta:document-statistic meta:table-count="1" meta:cell-count="266" meta:object-count="0"/>
  </office:meta>
</office:document-meta>
</file>